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.21mm" svg:height="90.13mm" svg:x="155.57mm" svg:y="53.47mm">
            <draw:object draw:notify-on-update-of-ranges="sheet1.B1:sheet1.B26 sheet1.C1:sheet1.C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000040244579001189" calcext:value-type="float">
            <text:p>4,0244579001189E-005</text:p>
          </table:table-cell>
        </table:table-row>
        <table:table-row table:style-name="ro2">
          <table:table-cell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.0000337622307056951" calcext:value-type="float">
            <text:p>3,37622307056951E-005</text:p>
          </table:table-cell>
        </table:table-row>
        <table:table-row table:style-name="ro2">
          <table:table-cell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.0000424053617663518" calcext:value-type="float">
            <text:p>4,24053617663518E-005</text:p>
          </table:table-cell>
        </table:table-row>
        <table:table-row table:style-name="ro2">
          <table:table-cell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.000038894089772961" calcext:value-type="float">
            <text:p>3,8894089772961E-005</text:p>
          </table:table-cell>
        </table:table-row>
        <table:table-row table:style-name="ro2">
          <table:table-cell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.0000415950682294275" calcext:value-type="float">
            <text:p>4,15950682294275E-005</text:p>
          </table:table-cell>
        </table:table-row>
        <table:table-row table:style-name="ro2"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.000044566144531466" calcext:value-type="float">
            <text:p>4,4566144531466E-005</text:p>
          </table:table-cell>
        </table:table-row>
        <table:table-row table:style-name="ro2">
          <table:table-cell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.0000426754596120071" calcext:value-type="float">
            <text:p>4,26754596120071E-005</text:p>
          </table:table-cell>
        </table:table-row>
        <table:table-row table:style-name="ro2"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.000043215655303297" calcext:value-type="float">
            <text:p>4,3215655303297E-005</text:p>
          </table:table-cell>
        </table:table-row>
        <table:table-row table:style-name="ro2"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.0000456465359139902" calcext:value-type="float">
            <text:p>4,56465359139902E-005</text:p>
          </table:table-cell>
        </table:table-row>
        <table:table-row table:style-name="ro1"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0000442960466857656" calcext:value-type="float">
            <text:p>0,000044296</text:p>
          </table:table-cell>
        </table:table-row>
        <table:table-row table:style-name="ro2"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.0000461867316063902" calcext:value-type="float">
            <text:p>4,61867316063902E-005</text:p>
          </table:table-cell>
        </table:table-row>
        <table:table-row table:style-name="ro2">
          <table:table-cell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.0000451063402227003" calcext:value-type="float">
            <text:p>4,51063402227003E-005</text:p>
          </table:table-cell>
        </table:table-row>
        <table:table-row table:style-name="ro2"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.0000453764380683452" calcext:value-type="float">
            <text:p>4,53764380683452E-005</text:p>
          </table:table-cell>
        </table:table-row>
        <table:table-row table:style-name="ro2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.000045916633759191" calcext:value-type="float">
            <text:p>4,5916633759191E-005</text:p>
          </table:table-cell>
        </table:table-row>
        <table:table-row table:style-name="ro2"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.0000472671229836408" calcext:value-type="float">
            <text:p>4,72671229836408E-005</text:p>
          </table:table-cell>
        </table:table-row>
        <table:table-row table:style-name="ro2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000045916633759191" calcext:value-type="float">
            <text:p>4,5916633759191E-005</text:p>
          </table:table-cell>
        </table:table-row>
        <table:table-row table:style-name="ro2">
          <table:table-cell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0.0000451063402220342" calcext:value-type="float">
            <text:p>4,51063402220342E-005</text:p>
          </table:table-cell>
        </table:table-row>
        <table:table-row table:style-name="ro1">
          <table:table-cell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0000485624229654108" calcext:value-type="float">
            <text:p>4,85624229654108E-005</text:p>
          </table:table-cell>
        </table:table-row>
        <table:table-row table:style-name="ro2"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0000467269272981241" calcext:value-type="float">
            <text:p>4,67269272981241E-005</text:p>
          </table:table-cell>
        </table:table-row>
        <table:table-row table:style-name="ro2">
          <table:table-cell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.0000461867316019493" calcext:value-type="float">
            <text:p>4,61867316019493E-005</text:p>
          </table:table-cell>
        </table:table-row>
        <table:table-row table:style-name="ro2">
          <table:table-cell/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0000461867316019493" calcext:value-type="float">
            <text:p>4,61867316019493E-005</text:p>
          </table:table-cell>
        </table:table-row>
        <table:table-row table:style-name="ro2">
          <table:table-cell/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.0000467269272945714" calcext:value-type="float">
            <text:p>4,67269272945714E-005</text:p>
          </table:table-cell>
        </table:table-row>
        <table:table-row table:style-name="ro2"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.0000464568294518131" calcext:value-type="float">
            <text:p>4,64568294518131E-005</text:p>
          </table:table-cell>
        </table:table-row>
        <table:table-row table:style-name="ro2">
          <table:table-cell/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.0000494279057505764" calcext:value-type="float">
            <text:p>4,94279057505764E-005</text:p>
          </table:table-cell>
        </table:table-row>
        <table:table-row table:style-name="ro2">
          <table:table-cell/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000502381992930623" calcext:value-type="float">
            <text:p>5,02381992930623E-005</text:p>
          </table:table-cell>
        </table:table-row>
        <table:table-row table:style-name="ro2">
          <table:table-cell/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0.0000529391777490673" calcext:value-type="float">
            <text:p>5,29391777490673E-005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2:00:23.658000000</dc:date>
    <meta:editing-duration>PT4M32S</meta:editing-duration>
    <meta:editing-cycles>1</meta:editing-cycles>
    <meta:document-statistic meta:table-count="1" meta:cell-count="52" meta:object-count="1"/>
    <meta:generator>LibreOffice/4.4.6.3$Windows_x86 LibreOffice_project/e8938fd3328e95dcf59dd64e7facd2c7d67c704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14cm" xlink:href=".." xlink:type="simple" chart:class="chart:scatter" chart:style-name="ch1">
        <chart:title svg:x="4.105cm" svg:y="0.316cm" chart:style-name="ch2">
          <text:p>Complexité de l'ajout dans le cas moyen</text:p>
        </chart:title>
        <chart:plot-area chart:style-name="ch3" table:cell-range-address="sheet1.B1:sheet1.C26" svg:x="1.331cm" svg:y="1.275cm" svg:width="14.371cm" svg:height="6.578cm">
          <chartooo:coordinate-region svg:x="2.799cm" svg:y="1.475cm" svg:width="12.623cm" svg:height="5.731cm"/>
          <chart:axis chart:dimension="x" chart:name="primary-x" chart:style-name="ch4">
            <chart:title svg:x="7.877cm" svg:y="8.033cm" chart:style-name="ch5">
              <text:p>Hauteur</text:p>
            </chart:title>
          </chart:axis>
          <chart:axis chart:dimension="y" chart:name="primary-y" chart:style-name="ch4">
            <chart:title svg:x="0.451cm" svg:y="6.447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sheet1.C1:sheet1.C26" chart:class="chart:scatter">
            <chart:domain table:cell-range-address="sheet1.B1:sheet1.B26"/>
            <chart:regression-curve chart:style-name="ch9">
              <chart:equation chart:display-equation="true" chart:display-r-square="false" svg:x="9.369cm" svg:y="5.456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">
                <text:p>103</text:p>
                <draw:g>
                  <svg:desc>sheet1.B1:sheet1.B26</svg:desc>
                </draw:g>
              </table:table-cell>
              <table:table-cell office:value-type="float" office:value="0.000040244579001189">
                <text:p>0.000040244579001189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.0000337622307056951">
                <text:p>0.0000337622307056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0.0000424053617663518">
                <text:p>0.0000424053617663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0.000038894089772961">
                <text:p>0.000038894089772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">
                <text:p>119</text:p>
              </table:table-cell>
              <table:table-cell office:value-type="float" office:value="0.0000415950682294275">
                <text:p>0.0000415950682294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0.000044566144531466">
                <text:p>0.00004456614453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0.0000426754596120071">
                <text:p>0.0000426754596120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0.000043215655303297">
                <text:p>0.000043215655303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0.0000456465359139902">
                <text:p>0.0000456465359139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0.0000442960466857656">
                <text:p>0.0000442960466857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.0000461867316063902">
                <text:p>0.0000461867316063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  <table:table-cell office:value-type="float" office:value="0.0000451063402227003">
                <text:p>0.0000451063402227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0.0000453764380683452">
                <text:p>0.0000453764380683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  <table:table-cell office:value-type="float" office:value="0.000045916633759191">
                <text:p>0.000045916633759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0.0000472671229836408">
                <text:p>0.0000472671229836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0.000045916633759191">
                <text:p>0.000045916633759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">
                <text:p>223</text:p>
              </table:table-cell>
              <table:table-cell office:value-type="float" office:value="0.0000451063402220342">
                <text:p>0.0000451063402220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0.0000485624229654108">
                <text:p>0.0000485624229654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0.0000467269272981241">
                <text:p>0.0000467269272981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0.0000461867316019493">
                <text:p>0.0000461867316019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  <table:table-cell office:value-type="float" office:value="0.0000461867316019493">
                <text:p>0.0000461867316019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0.0000467269272945714">
                <text:p>0.0000467269272945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  <table:table-cell office:value-type="float" office:value="0.0000464568294518131">
                <text:p>0.0000464568294518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">
                <text:p>418</text:p>
              </table:table-cell>
              <table:table-cell office:value-type="float" office:value="0.0000494279057505764">
                <text:p>0.0000494279057505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0.0000502381992930623">
                <text:p>0.0000502381992930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7">
                <text:p>807</text:p>
              </table:table-cell>
              <table:table-cell office:value-type="float" office:value="0.0000529391777490673">
                <text:p>0.0000529391777490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